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21cm"/>
    </style:style>
    <style:style style:name="co3" style:family="table-column">
      <style:table-column-properties fo:break-before="auto" style:column-width="3.77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1018" table:default-cell-style-name="ce1"/>
        <table:table-row table:style-name="ro3">
          <table:table-cell office:value-type="string">
            <text:p>n</text:p>
          </table:table-cell>
          <table:table-cell office:value-type="float" office:value="120">
            <text:p>120</text:p>
          </table:table-cell>
          <table:table-cell table:style-name="ce2" office:value-type="string">
            <text:p>k</text:p>
          </table:table-cell>
          <table:table-cell table:style-name="ce3" office:value-type="string">
            <text:p>binom</text:p>
          </table:table-cell>
          <table:table-cell table:style-name="ce3" office:value-type="string">
            <text:p>poisson</text:p>
          </table:table-cell>
          <table:table-cell table:number-columns-repeated="1019"/>
        </table:table-row>
        <table:table-row table:style-name="ro3"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style-name="Default" table:formula="of:=COMBIN([.B$1];[.C2]) * POWER([.$B$2];[.C2]) * POWER(1-[.$B$2];[.$B$1]-[.C2])" office:value-type="float" office:value="0.00212242637869816">
            <text:p>0,0021224264</text:p>
          </table:table-cell>
          <table:table-cell table:formula="of:=EXP(-1*[.$B$3])*POWER([.B$3];[.C2])/FACT([.C2])" office:value-type="float" office:value="0.00247875217666636">
            <text:p>0,0024787522</text:p>
          </table:table-cell>
          <table:table-cell table:number-columns-repeated="1019"/>
        </table:table-row>
        <table:table-row table:style-name="ro3">
          <table:table-cell office:value-type="string">
            <text:p>np</text:p>
          </table:table-cell>
          <table:table-cell table:formula="of:=[.B1]*[.B2]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Default" table:formula="of:=COMBIN([.B$1];[.C3]) * POWER([.$B$2];[.C3]) * POWER(1-[.$B$2];[.$B$1]-[.C3])" office:value-type="float" office:value="0.0134047981812515">
            <text:p>0,0134047982</text:p>
          </table:table-cell>
          <table:table-cell table:formula="of:=EXP(-1*[.$B$3])*POWER([.B$3];[.C3])/FACT([.C3])" office:value-type="float" office:value="0.0148725130599982">
            <text:p>0,014872513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table:style-name="Default" table:formula="of:=COMBIN([.B$1];[.C4]) * POWER([.$B$2];[.C4]) * POWER(1-[.$B$2];[.$B$1]-[.C4])" office:value-type="float" office:value="0.0419781837781298">
            <text:p>0,0419781838</text:p>
          </table:table-cell>
          <table:table-cell table:formula="of:=EXP(-1*[.$B$3])*POWER([.B$3];[.C4])/FACT([.C4])" office:value-type="float" office:value="0.0446175391799945">
            <text:p>0,044617539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style-name="Default" table:formula="of:=COMBIN([.B$1];[.C5]) * POWER([.$B$2];[.C5]) * POWER(1-[.$B$2];[.$B$1]-[.C5])" office:value-type="float" office:value="0.086902205014374">
            <text:p>0,086902205</text:p>
          </table:table-cell>
          <table:table-cell table:formula="of:=EXP(-1*[.$B$3])*POWER([.B$3];[.C5])/FACT([.C5])" office:value-type="float" office:value="0.0892350783599889">
            <text:p>0,0892350784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table:style-name="Default" table:formula="of:=COMBIN([.B$1];[.C6]) * POWER([.$B$2];[.C6]) * POWER(1-[.$B$2];[.$B$1]-[.C6])" office:value-type="float" office:value="0.133783657719497">
            <text:p>0,1337836577</text:p>
          </table:table-cell>
          <table:table-cell table:formula="of:=EXP(-1*[.$B$3])*POWER([.B$3];[.C6])/FACT([.C6])" office:value-type="float" office:value="0.133852617539983">
            <text:p>0,133852617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table:style-name="Default" table:formula="of:=COMBIN([.B$1];[.C7]) * POWER([.$B$2];[.C7]) * POWER(1-[.$B$2];[.$B$1]-[.C7])" office:value-type="float" office:value="0.163356887320649">
            <text:p>0,1633568873</text:p>
          </table:table-cell>
          <table:table-cell table:formula="of:=EXP(-1*[.$B$3])*POWER([.B$3];[.C7])/FACT([.C7])" office:value-type="float" office:value="0.16062314104798">
            <text:p>0,16062314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table:style-name="Default" table:formula="of:=COMBIN([.B$1];[.C8]) * POWER([.$B$2];[.C8]) * POWER(1-[.$B$2];[.$B$1]-[.C8])" office:value-type="float" office:value="0.164789842472584">
            <text:p>0,1647898425</text:p>
          </table:table-cell>
          <table:table-cell table:formula="of:=EXP(-1*[.$B$3])*POWER([.B$3];[.C8])/FACT([.C8])" office:value-type="float" office:value="0.16062314104798">
            <text:p>0,16062314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table:style-name="Default" table:formula="of:=COMBIN([.B$1];[.C9]) * POWER([.$B$2];[.C9]) * POWER(1-[.$B$2];[.$B$1]-[.C9])" office:value-type="float" office:value="0.141248436405072">
            <text:p>0,1412484364</text:p>
          </table:table-cell>
          <table:table-cell table:formula="of:=EXP(-1*[.$B$3])*POWER([.B$3];[.C9])/FACT([.C9])" office:value-type="float" office:value="0.137676978041126">
            <text:p>0,137676978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8">
            <text:p>8</text:p>
          </table:table-cell>
          <table:table-cell table:style-name="Default" table:formula="of:=COMBIN([.B$1];[.C10]) * POWER([.$B$2];[.C10]) * POWER(1-[.$B$2];[.$B$1]-[.C10])" office:value-type="float" office:value="0.105007061274823">
            <text:p>0,1050070613</text:p>
          </table:table-cell>
          <table:table-cell table:formula="of:=EXP(-1*[.$B$3])*POWER([.B$3];[.C10])/FACT([.C10])" office:value-type="float" office:value="0.103257733530844">
            <text:p>0,1032577335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9">
            <text:p>9</text:p>
          </table:table-cell>
          <table:table-cell table:style-name="Default" table:formula="of:=COMBIN([.B$1];[.C11]) * POWER([.$B$2];[.C11]) * POWER(1-[.$B$2];[.$B$1]-[.C11])" office:value-type="float" office:value="0.0687765547531007">
            <text:p>0,0687765548</text:p>
          </table:table-cell>
          <table:table-cell table:formula="of:=EXP(-1*[.$B$3])*POWER([.B$3];[.C11])/FACT([.C11])" office:value-type="float" office:value="0.0688384890205629">
            <text:p>0,068838489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table:style-name="Default" table:formula="of:=COMBIN([.B$1];[.C12]) * POWER([.$B$2];[.C12]) * POWER(1-[.$B$2];[.$B$1]-[.C12])" office:value-type="float" office:value="0.0401799872504957">
            <text:p>0,0401799873</text:p>
          </table:table-cell>
          <table:table-cell table:formula="of:=EXP(-1*[.$B$3])*POWER([.B$3];[.C12])/FACT([.C12])" office:value-type="float" office:value="0.0413030934123377">
            <text:p>0,0413030934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1">
            <text:p>11</text:p>
          </table:table-cell>
          <table:table-cell table:style-name="Default" table:formula="of:=COMBIN([.B$1];[.C13]) * POWER([.$B$2];[.C13]) * POWER(1-[.$B$2];[.$B$1]-[.C13])" office:value-type="float" office:value="0.0211473617107872">
            <text:p>0,0211473617</text:p>
          </table:table-cell>
          <table:table-cell table:formula="of:=EXP(-1*[.$B$3])*POWER([.B$3];[.C13])/FACT([.C13])" office:value-type="float" office:value="0.0225289600430933">
            <text:p>0,02252896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table:style-name="Default" table:formula="of:=COMBIN([.B$1];[.C14]) * POWER([.$B$2];[.C14]) * POWER(1-[.$B$2];[.$B$1]-[.C14])" office:value-type="float" office:value="0.0101099229231395">
            <text:p>0,0101099229</text:p>
          </table:table-cell>
          <table:table-cell table:formula="of:=EXP(-1*[.$B$3])*POWER([.B$3];[.C14])/FACT([.C14])" office:value-type="float" office:value="0.0112644800215467">
            <text:p>0,01126448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3">
            <text:p>13</text:p>
          </table:table-cell>
          <table:table-cell table:style-name="Default" table:formula="of:=COMBIN([.B$1];[.C15]) * POWER([.$B$2];[.C15]) * POWER(1-[.$B$2];[.$B$1]-[.C15])" office:value-type="float" office:value="0.00442053309999622">
            <text:p>0,0044205331</text:p>
          </table:table-cell>
          <table:table-cell table:formula="of:=EXP(-1*[.$B$3])*POWER([.B$3];[.C15])/FACT([.C15])" office:value-type="float" office:value="0.00519899077917538">
            <text:p>0,0051989908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4">
            <text:p>14</text:p>
          </table:table-cell>
          <table:table-cell table:style-name="Default" table:formula="of:=COMBIN([.B$1];[.C16]) * POWER([.$B$2];[.C16]) * POWER(1-[.$B$2];[.$B$1]-[.C16])" office:value-type="float" office:value="0.00177818436729171">
            <text:p>0,0017781844</text:p>
          </table:table-cell>
          <table:table-cell table:formula="of:=EXP(-1*[.$B$3])*POWER([.B$3];[.C16])/FACT([.C16])" office:value-type="float" office:value="0.00222813890536088">
            <text:p>0,0022281389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5">
            <text:p>15</text:p>
          </table:table-cell>
          <table:table-cell table:style-name="Default" table:formula="of:=COMBIN([.B$1];[.C17]) * POWER([.$B$2];[.C17]) * POWER(1-[.$B$2];[.$B$1]-[.C17])" office:value-type="float" office:value="0.000661359799764637">
            <text:p>0,0006613598</text:p>
          </table:table-cell>
          <table:table-cell table:formula="of:=EXP(-1*[.$B$3])*POWER([.B$3];[.C17])/FACT([.C17])" office:value-type="float" office:value="0.00089125556214435">
            <text:p>0,0008912556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table:style-name="Default" table:formula="of:=COMBIN([.B$1];[.C18]) * POWER([.$B$2];[.C18]) * POWER(1-[.$B$2];[.$B$1]-[.C18])" office:value-type="float" office:value="0.000228430193997654">
            <text:p>0,0002284302</text:p>
          </table:table-cell>
          <table:table-cell table:formula="of:=EXP(-1*[.$B$3])*POWER([.B$3];[.C18])/FACT([.C18])" office:value-type="float" office:value="0.000334220835804131">
            <text:p>0,0003342208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7">
            <text:p>17</text:p>
          </table:table-cell>
          <table:table-cell table:style-name="Default" table:formula="of:=COMBIN([.B$1];[.C19]) * POWER([.$B$2];[.C19]) * POWER(1-[.$B$2];[.$B$1]-[.C19])" office:value-type="float" office:value="0.0000735502791819073">
            <text:p>7,35502791819073E-005</text:p>
          </table:table-cell>
          <table:table-cell table:formula="of:=EXP(-1*[.$B$3])*POWER([.B$3];[.C19])/FACT([.C19])" office:value-type="float" office:value="0.000117960294989693">
            <text:p>0,0001179603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8">
            <text:p>18</text:p>
          </table:table-cell>
          <table:table-cell table:style-name="Default" table:formula="of:=COMBIN([.B$1];[.C20]) * POWER([.$B$2];[.C20]) * POWER(1-[.$B$2];[.$B$1]-[.C20])" office:value-type="float" office:value="0.0000221511074729136">
            <text:p>2,21511074729136E-005</text:p>
          </table:table-cell>
          <table:table-cell table:formula="of:=EXP(-1*[.$B$3])*POWER([.B$3];[.C20])/FACT([.C20])" office:value-type="float" office:value="0.0000393200983298978">
            <text:p>3,93200983298978E-005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19">
            <text:p>19</text:p>
          </table:table-cell>
          <table:table-cell table:style-name="Default" table:formula="of:=COMBIN([.B$1];[.C21]) * POWER([.$B$2];[.C21]) * POWER(1-[.$B$2];[.$B$1]-[.C21])" office:value-type="float" office:value="0.00000625876166824706">
            <text:p>6,25876166824706E-006</text:p>
          </table:table-cell>
          <table:table-cell table:formula="of:=EXP(-1*[.$B$3])*POWER([.B$3];[.C21])/FACT([.C21])" office:value-type="float" office:value="0.0000124168731568098">
            <text:p>1,24168731568098E-005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table:style-name="Default" table:formula="of:=COMBIN([.B$1];[.C22]) * POWER([.$B$2];[.C22]) * POWER(1-[.$B$2];[.$B$1]-[.C22])" office:value-type="float" office:value="0.0000016635129697183">
            <text:p>1,6635129697183E-006</text:p>
          </table:table-cell>
          <table:table-cell table:formula="of:=EXP(-1*[.$B$3])*POWER([.B$3];[.C22])/FACT([.C22])" office:value-type="float" office:value="0.00000372506194704295">
            <text:p>3,72506194704295E-006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1">
            <text:p>21</text:p>
          </table:table-cell>
          <table:table-cell table:style-name="Default" table:formula="of:=COMBIN([.B$1];[.C23]) * POWER([.$B$2];[.C23]) * POWER(1-[.$B$2];[.$B$1]-[.C23])" office:value-type="float" office:value="0.000000416920543789047">
            <text:p>4,16920543789047E-007</text:p>
          </table:table-cell>
          <table:table-cell table:formula="of:=EXP(-1*[.$B$3])*POWER([.B$3];[.C23])/FACT([.C23])" office:value-type="float" office:value="0.00000106430341344084">
            <text:p>1,06430341344084E-006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2">
            <text:p>22</text:p>
          </table:table-cell>
          <table:table-cell table:style-name="Default" table:formula="of:=COMBIN([.B$1];[.C24]) * POWER([.$B$2];[.C24]) * POWER(1-[.$B$2];[.$B$1]-[.C24])" office:value-type="float" office:value="0.0000000987443393184584">
            <text:p>9,87443393184584E-008</text:p>
          </table:table-cell>
          <table:table-cell table:formula="of:=EXP(-1*[.$B$3])*POWER([.B$3];[.C24])/FACT([.C24])" office:value-type="float" office:value="0.000000290264567302048">
            <text:p>2,90264567302048E-007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3">
            <text:p>23</text:p>
          </table:table-cell>
          <table:table-cell table:style-name="Default" table:formula="of:=COMBIN([.B$1];[.C25]) * POWER([.$B$2];[.C25]) * POWER(1-[.$B$2];[.$B$1]-[.C25])" office:value-type="float" office:value="0.0000000221440394810273">
            <text:p>2,21440394810273E-008</text:p>
          </table:table-cell>
          <table:table-cell table:formula="of:=EXP(-1*[.$B$3])*POWER([.B$3];[.C25])/FACT([.C25])" office:value-type="float" office:value="0.0000000757211914700995">
            <text:p>7,57211914700995E-008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table:style-name="Default" table:formula="of:=COMBIN([.B$1];[.C26]) * POWER([.$B$2];[.C26]) * POWER(1-[.$B$2];[.$B$1]-[.C26])" office:value-type="float" office:value="0.0000000047104645387273">
            <text:p>4,7104645387273E-009</text:p>
          </table:table-cell>
          <table:table-cell table:formula="of:=EXP(-1*[.$B$3])*POWER([.B$3];[.C26])/FACT([.C26])" office:value-type="float" office:value="0.0000000189302978675249">
            <text:p>1,89302978675249E-008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5">
            <text:p>25</text:p>
          </table:table-cell>
          <table:table-cell table:style-name="Default" table:formula="of:=COMBIN([.B$1];[.C27]) * POWER([.$B$2];[.C27]) * POWER(1-[.$B$2];[.$B$1]-[.C27])" office:value-type="float" office:value="0.000000000952009675195412">
            <text:p>0,000000001</text:p>
          </table:table-cell>
          <table:table-cell table:formula="of:=EXP(-1*[.$B$3])*POWER([.B$3];[.C27])/FACT([.C27])" office:value-type="float" office:value="0.00000000454327148820597">
            <text:p>4,54327148820597E-009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6">
            <text:p>26</text:p>
          </table:table-cell>
          <table:table-cell table:style-name="Default" table:formula="of:=COMBIN([.B$1];[.C28]) * POWER([.$B$2];[.C28]) * POWER(1-[.$B$2];[.$B$1]-[.C28])" office:value-type="float" office:value="0.000000000183078783691425">
            <text:p>1,83078783691425E-010</text:p>
          </table:table-cell>
          <table:table-cell table:formula="of:=EXP(-1*[.$B$3])*POWER([.B$3];[.C28])/FACT([.C28])" office:value-type="float" office:value="0.00000000104844726650907">
            <text:p>0,00000000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7">
            <text:p>27</text:p>
          </table:table-cell>
          <table:table-cell table:style-name="Default" table:formula="of:=COMBIN([.B$1];[.C29]) * POWER([.$B$2];[.C29]) * POWER(1-[.$B$2];[.$B$1]-[.C29])" office:value-type="float" office:value="0.000000000033546599740729">
            <text:p>3,3546599740729E-011</text:p>
          </table:table-cell>
          <table:table-cell table:formula="of:=EXP(-1*[.$B$3])*POWER([.B$3];[.C29])/FACT([.C29])" office:value-type="float" office:value="0.00000000023298828144646">
            <text:p>2,3298828144646E-010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8">
            <text:p>28</text:p>
          </table:table-cell>
          <table:table-cell table:style-name="Default" table:formula="of:=COMBIN([.B$1];[.C30]) * POWER([.$B$2];[.C30]) * POWER(1-[.$B$2];[.$B$1]-[.C30])" office:value-type="float" office:value="0.00000000000586434920279661">
            <text:p>5,86434920279661E-012</text:p>
          </table:table-cell>
          <table:table-cell table:formula="of:=EXP(-1*[.$B$3])*POWER([.B$3];[.C30])/FACT([.C30])" office:value-type="float" office:value="0.0000000000499260603099557">
            <text:p>4,99260603099557E-01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9">
            <text:p>29</text:p>
          </table:table-cell>
          <table:table-cell table:style-name="Default" table:formula="of:=COMBIN([.B$1];[.C31]) * POWER([.$B$2];[.C31]) * POWER(1-[.$B$2];[.$B$1]-[.C31])" office:value-type="float" office:value="0.00000000000097916538413301">
            <text:p>9,7916538413301E-013</text:p>
          </table:table-cell>
          <table:table-cell table:formula="of:=EXP(-1*[.$B$3])*POWER([.B$3];[.C31])/FACT([.C31])" office:value-type="float" office:value="0.0000000000103295297193012">
            <text:p>1,03295297193012E-01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0">
            <text:p>30</text:p>
          </table:table-cell>
          <table:table-cell table:style-name="Default" table:formula="of:=COMBIN([.B$1];[.C32]) * POWER([.$B$2];[.C32]) * POWER(1-[.$B$2];[.$B$1]-[.C32])" office:value-type="float" office:value="0.000000000000156322894659832">
            <text:p>1,56322894659832E-013</text:p>
          </table:table-cell>
          <table:table-cell table:formula="of:=EXP(-1*[.$B$3])*POWER([.B$3];[.C32])/FACT([.C32])" office:value-type="float" office:value="0.00000000000206590594386024">
            <text:p>2,06590594386024E-01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1">
            <text:p>31</text:p>
          </table:table-cell>
          <table:table-cell table:style-name="Default" table:formula="of:=COMBIN([.B$1];[.C33]) * POWER([.$B$2];[.C33]) * POWER(1-[.$B$2];[.$B$1]-[.C33])" office:value-type="float" office:value="0.000000000000023886350627139">
            <text:p>2,3886350627139E-014</text:p>
          </table:table-cell>
          <table:table-cell table:formula="of:=EXP(-1*[.$B$3])*POWER([.B$3];[.C33])/FACT([.C33])" office:value-type="float" office:value="0.000000000000399852763327788">
            <text:p>3,99852763327788E-013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2">
            <text:p>32</text:p>
          </table:table-cell>
          <table:table-cell table:style-name="Default" table:formula="of:=COMBIN([.B$1];[.C34]) * POWER([.$B$2];[.C34]) * POWER(1-[.$B$2];[.$B$1]-[.C34])" office:value-type="float" office:value="3.49652172009107E-015">
            <text:p>3,49652172009107E-015</text:p>
          </table:table-cell>
          <table:table-cell table:formula="of:=EXP(-1*[.$B$3])*POWER([.B$3];[.C34])/FACT([.C34])" office:value-type="float" office:value="0.0000000000000749723931239602">
            <text:p>7,49723931239602E-014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3">
            <text:p>33</text:p>
          </table:table-cell>
          <table:table-cell table:style-name="Default" table:formula="of:=COMBIN([.B$1];[.C35]) * POWER([.$B$2];[.C35]) * POWER(1-[.$B$2];[.$B$1]-[.C35])" office:value-type="float" office:value="4.90739890539096E-016">
            <text:p>4,90739890539096E-016</text:p>
          </table:table-cell>
          <table:table-cell table:formula="of:=EXP(-1*[.$B$3])*POWER([.B$3];[.C35])/FACT([.C35])" office:value-type="float" office:value="0.0000000000000136313442043564">
            <text:p>1,36313442043564E-014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4">
            <text:p>34</text:p>
          </table:table-cell>
          <table:table-cell table:style-name="Default" table:formula="of:=COMBIN([.B$1];[.C36]) * POWER([.$B$2];[.C36]) * POWER(1-[.$B$2];[.$B$1]-[.C36])" office:value-type="float" office:value="6.60903567753891E-017">
            <text:p>6,60903567753891E-017</text:p>
          </table:table-cell>
          <table:table-cell table:formula="of:=EXP(-1*[.$B$3])*POWER([.B$3];[.C36])/FACT([.C36])" office:value-type="float" office:value="2.40553133018054E-015">
            <text:p>2,40553133018054E-015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5">
            <text:p>35</text:p>
          </table:table-cell>
          <table:table-cell table:style-name="Default" table:formula="of:=COMBIN([.B$1];[.C37]) * POWER([.$B$2];[.C37]) * POWER(1-[.$B$2];[.$B$1]-[.C37])" office:value-type="float" office:value="8.54702358298266E-018">
            <text:p>8,54702358298266E-018</text:p>
          </table:table-cell>
          <table:table-cell table:formula="of:=EXP(-1*[.$B$3])*POWER([.B$3];[.C37])/FACT([.C37])" office:value-type="float" office:value="4.12376799459521E-016">
            <text:p>4,12376799459521E-016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6">
            <text:p>36</text:p>
          </table:table-cell>
          <table:table-cell table:style-name="Default" table:formula="of:=COMBIN([.B$1];[.C38]) * POWER([.$B$2];[.C38]) * POWER(1-[.$B$2];[.$B$1]-[.C38])" office:value-type="float" office:value="1.06213012361627E-018">
            <text:p>1,06213012361627E-018</text:p>
          </table:table-cell>
          <table:table-cell table:formula="of:=EXP(-1*[.$B$3])*POWER([.B$3];[.C38])/FACT([.C38])" office:value-type="float" office:value="6.87294665765869E-017">
            <text:p>6,87294665765869E-017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7">
            <text:p>37</text:p>
          </table:table-cell>
          <table:table-cell table:style-name="Default" table:formula="of:=COMBIN([.B$1];[.C39]) * POWER([.$B$2];[.C39]) * POWER(1-[.$B$2];[.$B$1]-[.C39])" office:value-type="float" office:value="1.26911707516026E-019">
            <text:p>1,26911707516026E-019</text:p>
          </table:table-cell>
          <table:table-cell table:formula="of:=EXP(-1*[.$B$3])*POWER([.B$3];[.C39])/FACT([.C39])" office:value-type="float" office:value="1.11453189043114E-017">
            <text:p>1,11453189043114E-017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8">
            <text:p>38</text:p>
          </table:table-cell>
          <table:table-cell table:style-name="Default" table:formula="of:=COMBIN([.B$1];[.C40]) * POWER([.$B$2];[.C40]) * POWER(1-[.$B$2];[.$B$1]-[.C40])" office:value-type="float" office:value="1.45895730246955E-020">
            <text:p>1,45895730246955E-020</text:p>
          </table:table-cell>
          <table:table-cell table:formula="of:=EXP(-1*[.$B$3])*POWER([.B$3];[.C40])/FACT([.C40])" office:value-type="float" office:value="1.75978719541759E-018">
            <text:p>1,75978719541759E-018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9">
            <text:p>39</text:p>
          </table:table-cell>
          <table:table-cell table:style-name="Default" table:formula="of:=COMBIN([.B$1];[.C41]) * POWER([.$B$2];[.C41]) * POWER(1-[.$B$2];[.$B$1]-[.C41])" office:value-type="float" office:value="1.61450065860328E-021">
            <text:p>1,61450065860328E-021</text:p>
          </table:table-cell>
          <table:table-cell table:formula="of:=EXP(-1*[.$B$3])*POWER([.B$3];[.C41])/FACT([.C41])" office:value-type="float" office:value="2.70736491602706E-019">
            <text:p>2,70736491602706E-019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0">
            <text:p>40</text:p>
          </table:table-cell>
          <table:table-cell table:style-name="Default" table:formula="of:=COMBIN([.B$1];[.C42]) * POWER([.$B$2];[.C42]) * POWER(1-[.$B$2];[.$B$1]-[.C42])" office:value-type="float" office:value="1.72071780719561E-022">
            <text:p>1,72071780719561E-022</text:p>
          </table:table-cell>
          <table:table-cell table:formula="of:=EXP(-1*[.$B$3])*POWER([.B$3];[.C42])/FACT([.C42])" office:value-type="float" office:value="4.06104737404059E-020">
            <text:p>4,06104737404059E-020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1">
            <text:p>41</text:p>
          </table:table-cell>
          <table:table-cell table:style-name="Default" table:formula="of:=COMBIN([.B$1];[.C43]) * POWER([.$B$2];[.C43]) * POWER(1-[.$B$2];[.$B$1]-[.C43])" office:value-type="float" office:value="1.76710429493772E-023">
            <text:p>1,76710429493772E-023</text:p>
          </table:table-cell>
          <table:table-cell table:formula="of:=EXP(-1*[.$B$3])*POWER([.B$3];[.C43])/FACT([.C43])" office:value-type="float" office:value="5.94299615713257E-021">
            <text:p>5,94299615713257E-02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2">
            <text:p>42</text:p>
          </table:table-cell>
          <table:table-cell table:style-name="Default" table:formula="of:=COMBIN([.B$1];[.C44]) * POWER([.$B$2];[.C44]) * POWER(1-[.$B$2];[.$B$1]-[.C44])" office:value-type="float" office:value="1.74938896366015E-024">
            <text:p>1,74938896366015E-024</text:p>
          </table:table-cell>
          <table:table-cell table:formula="of:=EXP(-1*[.$B$3])*POWER([.B$3];[.C44])/FACT([.C44])" office:value-type="float" office:value="8.48999451018938E-022">
            <text:p>8,48999451018938E-02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3">
            <text:p>43</text:p>
          </table:table-cell>
          <table:table-cell table:style-name="Default" table:formula="of:=COMBIN([.B$1];[.C45]) * POWER([.$B$2];[.C45]) * POWER(1-[.$B$2];[.$B$1]-[.C45])" office:value-type="float" office:value="1.67016327007946E-025">
            <text:p>1,67016327007946E-025</text:p>
          </table:table-cell>
          <table:table-cell table:formula="of:=EXP(-1*[.$B$3])*POWER([.B$3];[.C45])/FACT([.C45])" office:value-type="float" office:value="1.18465039677061E-022">
            <text:p>1,18465039677061E-02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4">
            <text:p>44</text:p>
          </table:table-cell>
          <table:table-cell table:style-name="Default" table:formula="of:=COMBIN([.B$1];[.C46]) * POWER([.$B$2];[.C46]) * POWER(1-[.$B$2];[.$B$1]-[.C46])" office:value-type="float" office:value="1.53830827507318E-026">
            <text:p>1,53830827507318E-026</text:p>
          </table:table-cell>
          <table:table-cell table:formula="of:=EXP(-1*[.$B$3])*POWER([.B$3];[.C46])/FACT([.C46])" office:value-type="float" office:value="1.61543235923265E-023">
            <text:p>1,61543235923265E-023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5">
            <text:p>45</text:p>
          </table:table-cell>
          <table:table-cell table:style-name="Default" table:formula="of:=COMBIN([.B$1];[.C47]) * POWER([.$B$2];[.C47]) * POWER(1-[.$B$2];[.$B$1]-[.C47])" office:value-type="float" office:value="1.36738513339839E-027">
            <text:p>1,36738513339839E-027</text:p>
          </table:table-cell>
          <table:table-cell table:formula="of:=EXP(-1*[.$B$3])*POWER([.B$3];[.C47])/FACT([.C47])" office:value-type="float" office:value="2.1539098123102E-024">
            <text:p>2,1539098123102E-024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6">
            <text:p>46</text:p>
          </table:table-cell>
          <table:table-cell table:style-name="Default" table:formula="of:=COMBIN([.B$1];[.C48]) * POWER([.$B$2];[.C48]) * POWER(1-[.$B$2];[.$B$1]-[.C48])" office:value-type="float" office:value="1.17338541195514E-028">
            <text:p>1,17338541195514E-028</text:p>
          </table:table-cell>
          <table:table-cell table:formula="of:=EXP(-1*[.$B$3])*POWER([.B$3];[.C48])/FACT([.C48])" office:value-type="float" office:value="2.80944758127418E-025">
            <text:p>2,80944758127418E-025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7">
            <text:p>47</text:p>
          </table:table-cell>
          <table:table-cell table:style-name="Default" table:formula="of:=COMBIN([.B$1];[.C49]) * POWER([.$B$2];[.C49]) * POWER(1-[.$B$2];[.$B$1]-[.C49])" office:value-type="float" office:value="9.72346254027773E-030">
            <text:p>9,72346254027773E-030</text:p>
          </table:table-cell>
          <table:table-cell table:formula="of:=EXP(-1*[.$B$3])*POWER([.B$3];[.C49])/FACT([.C49])" office:value-type="float" office:value="3.58652882715852E-026">
            <text:p>3,58652882715852E-026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8">
            <text:p>48</text:p>
          </table:table-cell>
          <table:table-cell table:style-name="Default" table:formula="of:=COMBIN([.B$1];[.C50]) * POWER([.$B$2];[.C50]) * POWER(1-[.$B$2];[.$B$1]-[.C50])" office:value-type="float" office:value="7.78303470877493E-031">
            <text:p>7,78303470877493E-031</text:p>
          </table:table-cell>
          <table:table-cell table:formula="of:=EXP(-1*[.$B$3])*POWER([.B$3];[.C50])/FACT([.C50])" office:value-type="float" office:value="4.48316103394816E-027">
            <text:p>4,48316103394816E-027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9">
            <text:p>49</text:p>
          </table:table-cell>
          <table:table-cell table:style-name="Default" table:formula="of:=COMBIN([.B$1];[.C51]) * POWER([.$B$2];[.C51]) * POWER(1-[.$B$2];[.$B$1]-[.C51])" office:value-type="float" office:value="6.01910310453057E-032">
            <text:p>6,01910310453057E-032</text:p>
          </table:table-cell>
          <table:table-cell table:formula="of:=EXP(-1*[.$B$3])*POWER([.B$3];[.C51])/FACT([.C51])" office:value-type="float" office:value="5.48958493952835E-028">
            <text:p>5,48958493952835E-028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table:style-name="Default" table:formula="of:=COMBIN([.B$1];[.C52]) * POWER([.$B$2];[.C52]) * POWER(1-[.$B$2];[.$B$1]-[.C52])" office:value-type="float" office:value="4.498487583386E-033">
            <text:p>4,498487583386E-033</text:p>
          </table:table-cell>
          <table:table-cell table:formula="of:=EXP(-1*[.$B$3])*POWER([.B$3];[.C52])/FACT([.C52])" office:value-type="float" office:value="6.58750192743402E-029">
            <text:p>6,58750192743402E-029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1">
            <text:p>51</text:p>
          </table:table-cell>
          <table:table-cell table:style-name="Default" table:formula="of:=COMBIN([.B$1];[.C53]) * POWER([.$B$2];[.C53]) * POWER(1-[.$B$2];[.$B$1]-[.C53])" office:value-type="float" office:value="3.24968143278659E-034">
            <text:p>3,24968143278659E-034</text:p>
          </table:table-cell>
          <table:table-cell table:formula="of:=EXP(-1*[.$B$3])*POWER([.B$3];[.C53])/FACT([.C53])" office:value-type="float" office:value="7.75000226756944E-030">
            <text:p>7,75000226756944E-030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2">
            <text:p>52</text:p>
          </table:table-cell>
          <table:table-cell table:style-name="Default" table:formula="of:=COMBIN([.B$1];[.C54]) * POWER([.$B$2];[.C54]) * POWER(1-[.$B$2];[.$B$1]-[.C54])" office:value-type="float" office:value="2.26951436095419E-035">
            <text:p>2,26951436095419E-035</text:p>
          </table:table-cell>
          <table:table-cell table:formula="of:=EXP(-1*[.$B$3])*POWER([.B$3];[.C54])/FACT([.C54])" office:value-type="float" office:value="8.94231030873396E-031">
            <text:p>8,94231030873396E-03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3">
            <text:p>53</text:p>
          </table:table-cell>
          <table:table-cell table:style-name="Default" table:formula="of:=COMBIN([.B$1];[.C55]) * POWER([.$B$2];[.C55]) * POWER(1-[.$B$2];[.$B$1]-[.C55])" office:value-type="float" office:value="1.53254197164732E-036">
            <text:p>1,53254197164732E-036</text:p>
          </table:table-cell>
          <table:table-cell table:formula="of:=EXP(-1*[.$B$3])*POWER([.B$3];[.C55])/FACT([.C55])" office:value-type="float" office:value="1.01233701608309E-031">
            <text:p>1,01233701608309E-03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4">
            <text:p>54</text:p>
          </table:table-cell>
          <table:table-cell table:style-name="Default" table:formula="of:=COMBIN([.B$1];[.C56]) * POWER([.$B$2];[.C56]) * POWER(1-[.$B$2];[.$B$1]-[.C56])" office:value-type="float" office:value="1.00078276900946E-037">
            <text:p>1,00078276900946E-037</text:p>
          </table:table-cell>
          <table:table-cell table:formula="of:=EXP(-1*[.$B$3])*POWER([.B$3];[.C56])/FACT([.C56])" office:value-type="float" office:value="1.12481890675899E-032">
            <text:p>1,12481890675899E-03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5">
            <text:p>55</text:p>
          </table:table-cell>
          <table:table-cell table:style-name="Default" table:formula="of:=COMBIN([.B$1];[.C57]) * POWER([.$B$2];[.C57]) * POWER(1-[.$B$2];[.$B$1]-[.C57])" office:value-type="float" office:value="6.32073327795449E-039">
            <text:p>6,32073327795449E-039</text:p>
          </table:table-cell>
          <table:table-cell table:formula="of:=EXP(-1*[.$B$3])*POWER([.B$3];[.C57])/FACT([.C57])" office:value-type="float" office:value="1.22707517100981E-033">
            <text:p>1,22707517100981E-033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6">
            <text:p>56</text:p>
          </table:table-cell>
          <table:table-cell table:style-name="Default" table:formula="of:=COMBIN([.B$1];[.C58]) * POWER([.$B$2];[.C58]) * POWER(1-[.$B$2];[.$B$1]-[.C58])" office:value-type="float" office:value="3.8613502167955E-040">
            <text:p>3,8613502167955E-040</text:p>
          </table:table-cell>
          <table:table-cell table:formula="of:=EXP(-1*[.$B$3])*POWER([.B$3];[.C58])/FACT([.C58])" office:value-type="float" office:value="1.31472339751051E-034">
            <text:p>1,31472339751051E-034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7">
            <text:p>57</text:p>
          </table:table-cell>
          <table:table-cell table:style-name="Default" table:formula="of:=COMBIN([.B$1];[.C59]) * POWER([.$B$2];[.C59]) * POWER(1-[.$B$2];[.$B$1]-[.C59])" office:value-type="float" office:value="2.28186901084868E-041">
            <text:p>2,28186901084868E-041</text:p>
          </table:table-cell>
          <table:table-cell table:formula="of:=EXP(-1*[.$B$3])*POWER([.B$3];[.C59])/FACT([.C59])" office:value-type="float" office:value="1.38391936580053E-035">
            <text:p>1,38391936580053E-035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8">
            <text:p>58</text:p>
          </table:table-cell>
          <table:table-cell table:style-name="Default" table:formula="of:=COMBIN([.B$1];[.C60]) * POWER([.$B$2];[.C60]) * POWER(1-[.$B$2];[.$B$1]-[.C60])" office:value-type="float" office:value="1.30451676663763E-042">
            <text:p>1,30451676663763E-042</text:p>
          </table:table-cell>
          <table:table-cell table:formula="of:=EXP(-1*[.$B$3])*POWER([.B$3];[.C60])/FACT([.C60])" office:value-type="float" office:value="1.43164072324193E-036">
            <text:p>1,43164072324193E-036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9">
            <text:p>59</text:p>
          </table:table-cell>
          <table:table-cell table:style-name="Default" table:formula="of:=COMBIN([.B$1];[.C61]) * POWER([.$B$2];[.C61]) * POWER(1-[.$B$2];[.$B$1]-[.C61])" office:value-type="float" office:value="7.21499014554266E-044">
            <text:p>7,21499014554266E-044</text:p>
          </table:table-cell>
          <table:table-cell table:formula="of:=EXP(-1*[.$B$3])*POWER([.B$3];[.C61])/FACT([.C61])" office:value-type="float" office:value="1.45590582024603E-037">
            <text:p>1,45590582024603E-037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60">
            <text:p>60</text:p>
          </table:table-cell>
          <table:table-cell table:style-name="Default" table:formula="of:=COMBIN([.B$1];[.C62]) * POWER([.$B$2];[.C62]) * POWER(1-[.$B$2];[.$B$1]-[.C62])" office:value-type="float" office:value="3.86065262173774E-045">
            <text:p>3,86065262173774E-045</text:p>
          </table:table-cell>
          <table:table-cell table:formula="of:=EXP(-1*[.$B$3])*POWER([.B$3];[.C62])/FACT([.C62])" office:value-type="float" office:value="1.45590582024603E-038">
            <text:p>1,45590582024603E-038</text:p>
          </table:table-cell>
          <table:table-cell table:number-columns-repeated="1019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9">29/05/2024</text:date>, <text:time>23:0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Bouyssounouse</meta:initial-creator>
    <meta:creation-date>2024-04-02T12:42:50.93</meta:creation-date>
    <dc:date>2024-05-29T23:02:31.85</dc:date>
    <dc:creator>Rémi Bouyssounouse</dc:creator>
    <meta:editing-duration>PT35M43S</meta:editing-duration>
    <meta:editing-cycles>6</meta:editing-cycles>
    <meta:generator>OpenOffice/4.1.15$Win32 OpenOffice.org_project/4115m2$Build-9813</meta:generator>
    <meta:document-statistic meta:table-count="3" meta:cell-count="192" meta:object-count="0"/>
  </office:meta>
</office:document-meta>
</file>